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k and Shrimp Kabob on Sugarcane</text:p>
      <text:p text:style-name="Standard"/>
      <text:p text:style-name="Standard">1/3 lbs ground shrimp</text:p>
      <text:p text:style-name="Standard">1/3 lbs ground pork</text:p>
      <text:p text:style-name="Standard">2 tsp lime juice (try lemon instead?)</text:p>
      <text:p text:style-name="Standard">3 tsp fish sauce</text:p>
      <text:p text:style-name="Standard">2 garlic cloves, chopped</text:p>
      <text:p text:style-name="Standard">¼ onion, chopped</text:p>
      <text:p text:style-name="Standard">2 green onions, chopped</text:p>
      <text:p text:style-name="Standard">salt</text:p>
      <text:p text:style-name="Standard">pepper</text:p>
      <text:p text:style-name="Standard">red chili flakes, chopped</text:p>
      <text:p text:style-name="Standard">1 egg</text:p>
      <text:p text:style-name="Standard">2 tbsp corn flour (or until consistency)</text:p>
      <text:p text:style-name="Standard">sugarcane, cut into stic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05-29T19:33:32.80</dc:date>
    <meta:editing-duration>PT33M31S</meta:editing-duration>
    <meta:editing-cycles>12</meta:editing-cycles>
    <meta:generator>OpenOffice/4.1.4$Win32 OpenOffice.org_project/414m5$Build-9788</meta:generator>
    <meta:document-statistic meta:table-count="0" meta:image-count="0" meta:object-count="0" meta:page-count="1" meta:paragraph-count="14" meta:word-count="55" meta:character-count="296"/>
  </office:meta>
</office:document-meta>
</file>